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4.92077637" calcext:value-type="float">
            <text:p>34,92077637</text:p>
          </table:table-cell>
          <table:table-cell office:value-type="float" office:value="2.203894945E-026" calcext:value-type="float">
            <text:p>2,20E-026</text:p>
          </table:table-cell>
          <table:table-cell office:value-type="float" office:value="3.600029707" calcext:value-type="float">
            <text:p>3,600029707</text:p>
          </table:table-cell>
          <table:table-cell table:style-name="ce2" table:formula="of:=([.E3]-[.E2])/[.E2]" office:value-type="float" office:value="0.0035962887665634" calcext:value-type="float">
            <text:p>0,00359628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1" calcext:value-type="float">
            <text:p>33411</text:p>
          </table:table-cell>
          <table:table-cell office:value-type="float" office:value="41.17572021" calcext:value-type="float">
            <text:p>41,17572021</text:p>
          </table:table-cell>
          <table:table-cell office:value-type="float" office:value="2.980086824E-020" calcext:value-type="float">
            <text:p>2,98E-020</text:p>
          </table:table-cell>
          <table:table-cell office:value-type="float" office:value="2.656364679" calcext:value-type="float">
            <text:p>2,65636467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1" calcext:value-type="float">
            <text:p>33411</text:p>
          </table:table-cell>
          <table:table-cell office:value-type="float" office:value="57.53843689" calcext:value-type="float">
            <text:p>57,53843689</text:p>
          </table:table-cell>
          <table:table-cell office:value-type="float" office:value="3.348861713E-020" calcext:value-type="float">
            <text:p>3,35E-020</text:p>
          </table:table-cell>
          <table:table-cell office:value-type="float" office:value="2.655553341" calcext:value-type="float">
            <text:p>2,655553341</text:p>
          </table:table-cell>
          <table:table-cell table:formula="of:=([.E5]-[.E4])/[.E4]" office:value-type="float" office:value="-0.000305431707631927" calcext:value-type="float">
            <text:p>-0,00030543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65" calcext:value-type="float">
            <text:p>33765</text:p>
          </table:table-cell>
          <table:table-cell office:value-type="float" office:value="53.60548782" calcext:value-type="float">
            <text:p>53,60548782</text:p>
          </table:table-cell>
          <table:table-cell office:value-type="float" office:value="5.383238156E-017" calcext:value-type="float">
            <text:p>5,38E-017</text:p>
          </table:table-cell>
          <table:table-cell office:value-type="float" office:value="2.193850756" calcext:value-type="float">
            <text:p>2,19385075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65" calcext:value-type="float">
            <text:p>33765</text:p>
          </table:table-cell>
          <table:table-cell office:value-type="float" office:value="57.55945587" calcext:value-type="float">
            <text:p>57,55945587</text:p>
          </table:table-cell>
          <table:table-cell office:value-type="float" office:value="1.198073096E-017" calcext:value-type="float">
            <text:p>1,20E-017</text:p>
          </table:table-cell>
          <table:table-cell office:value-type="float" office:value="2.193979025" calcext:value-type="float">
            <text:p>2,193979025</text:p>
          </table:table-cell>
          <table:table-cell table:style-name="ce3" table:formula="of:=([.E7]-[.E6])/[.E6]" office:value-type="float" office:value="0.0000584675140956492" calcext:value-type="float">
            <text:p>5,8467514095649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18" calcext:value-type="float">
            <text:p>33918</text:p>
          </table:table-cell>
          <table:table-cell office:value-type="float" office:value="57.5470047" calcext:value-type="float">
            <text:p>57,5470047</text:p>
          </table:table-cell>
          <table:table-cell office:value-type="float" office:value="5.716635102E-015" calcext:value-type="float">
            <text:p>5,72E-015</text:p>
          </table:table-cell>
          <table:table-cell office:value-type="float" office:value="1.895314336" calcext:value-type="float">
            <text:p>1,89531433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18" calcext:value-type="float">
            <text:p>33918</text:p>
          </table:table-cell>
          <table:table-cell office:value-type="float" office:value="55.37913132" calcext:value-type="float">
            <text:p>55,37913132</text:p>
          </table:table-cell>
          <table:table-cell office:value-type="float" office:value="0.00000000000001018835708" calcext:value-type="float">
            <text:p>1,02E-014</text:p>
          </table:table-cell>
          <table:table-cell office:value-type="float" office:value="1.894765139" calcext:value-type="float">
            <text:p>1,894765139</text:p>
          </table:table-cell>
          <table:table-cell table:style-name="ce3" table:formula="of:=([.E9]-[.E8])/[.E8]" office:value-type="float" office:value="-0.000289765654999099" calcext:value-type="float">
            <text:p>-0,000289765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148" calcext:value-type="float">
            <text:p>34148</text:p>
          </table:table-cell>
          <table:table-cell office:value-type="float" office:value="72.33266449" calcext:value-type="float">
            <text:p>72,33266449</text:p>
          </table:table-cell>
          <table:table-cell office:value-type="float" office:value="0.000000000000353365476" calcext:value-type="float">
            <text:p>3,53E-013</text:p>
          </table:table-cell>
          <table:table-cell office:value-type="float" office:value="1.68454051" calcext:value-type="float">
            <text:p>1,6845405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148" calcext:value-type="float">
            <text:p>34148</text:p>
          </table:table-cell>
          <table:table-cell office:value-type="float" office:value="77.4103775" calcext:value-type="float">
            <text:p>77,4103775</text:p>
          </table:table-cell>
          <table:table-cell office:value-type="float" office:value="0.0000000000002822805195" calcext:value-type="float">
            <text:p>2,82E-013</text:p>
          </table:table-cell>
          <table:table-cell office:value-type="float" office:value="1.684467673" calcext:value-type="float">
            <text:p>1,684467673</text:p>
          </table:table-cell>
          <table:table-cell table:style-name="ce3" table:formula="of:=([.E11]-[.E10])/[.E10]" office:value-type="float" office:value="-0.0000432384971260025" calcext:value-type="float">
            <text:p>-4,3238497126002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38" calcext:value-type="float">
            <text:p>34338</text:p>
          </table:table-cell>
          <table:table-cell office:value-type="float" office:value="102.5761414" calcext:value-type="float">
            <text:p>102,5761414</text:p>
          </table:table-cell>
          <table:table-cell office:value-type="float" office:value="0.00000000000144387204" calcext:value-type="float">
            <text:p>1,44E-012</text:p>
          </table:table-cell>
          <table:table-cell office:value-type="float" office:value="1.522243977" calcext:value-type="float">
            <text:p>1,52224397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38" calcext:value-type="float">
            <text:p>34338</text:p>
          </table:table-cell>
          <table:table-cell office:value-type="float" office:value="115.9514313" calcext:value-type="float">
            <text:p>115,9514313</text:p>
          </table:table-cell>
          <table:table-cell office:value-type="float" office:value="0.000000000001275809428" calcext:value-type="float">
            <text:p>1,28E-012</text:p>
          </table:table-cell>
          <table:table-cell office:value-type="float" office:value="1.522374988" calcext:value-type="float">
            <text:p>1,522374988</text:p>
          </table:table-cell>
          <table:table-cell table:formula="of:=([.E13]-[.E12])/[.E12]" office:value-type="float" office:value="0.0000860643904522575" calcext:value-type="float">
            <text:p>8,6064390452257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480" calcext:value-type="float">
            <text:p>34480</text:p>
          </table:table-cell>
          <table:table-cell office:value-type="float" office:value="115.6975403" calcext:value-type="float">
            <text:p>115,6975403</text:p>
          </table:table-cell>
          <table:table-cell office:value-type="float" office:value="0.00000000004118027447" calcext:value-type="float">
            <text:p>4,12E-011</text:p>
          </table:table-cell>
          <table:table-cell office:value-type="float" office:value="1.395943403" calcext:value-type="float">
            <text:p>1,39594340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480" calcext:value-type="float">
            <text:p>34480</text:p>
          </table:table-cell>
          <table:table-cell office:value-type="float" office:value="111.1373672" calcext:value-type="float">
            <text:p>111,1373672</text:p>
          </table:table-cell>
          <table:table-cell office:value-type="float" office:value="0.00000000008861253398" calcext:value-type="float">
            <text:p>8,86E-011</text:p>
          </table:table-cell>
          <table:table-cell office:value-type="float" office:value="1.39659512" calcext:value-type="float">
            <text:p>1,39659512</text:p>
          </table:table-cell>
          <table:table-cell table:formula="of:=([.E15]-[.E14])/[.E14]" office:value-type="float" office:value="0.000466864916299186" calcext:value-type="float">
            <text:p>0,00046686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716" calcext:value-type="float">
            <text:p>34716</text:p>
          </table:table-cell>
          <table:table-cell office:value-type="float" office:value="111.1178818" calcext:value-type="float">
            <text:p>111,1178818</text:p>
          </table:table-cell>
          <table:table-cell office:value-type="float" office:value="0.0000000003626987877" calcext:value-type="float">
            <text:p>3,63E-010</text:p>
          </table:table-cell>
          <table:table-cell office:value-type="float" office:value="1.286944628" calcext:value-type="float">
            <text:p>1,28694462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716" calcext:value-type="float">
            <text:p>34716</text:p>
          </table:table-cell>
          <table:table-cell office:value-type="float" office:value="111.125267" calcext:value-type="float">
            <text:p>111,125267</text:p>
          </table:table-cell>
          <table:table-cell office:value-type="float" office:value="0.0000000009401583956" calcext:value-type="float">
            <text:p>9,40E-010</text:p>
          </table:table-cell>
          <table:table-cell office:value-type="float" office:value="1.287359118" calcext:value-type="float">
            <text:p>1,287359118</text:p>
          </table:table-cell>
          <table:table-cell table:formula="of:=([.E17]-[.E16])/[.E16]" office:value-type="float" office:value="0.000322072908951777" calcext:value-type="float">
            <text:p>0,00032207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837" calcext:value-type="float">
            <text:p>34837</text:p>
          </table:table-cell>
          <table:table-cell office:value-type="float" office:value="183.2517242" calcext:value-type="float">
            <text:p>183,2517242</text:p>
          </table:table-cell>
          <table:table-cell office:value-type="float" office:value="0.000000006547296483" calcext:value-type="float">
            <text:p>6,55E-009</text:p>
          </table:table-cell>
          <table:table-cell office:value-type="float" office:value="1.196696877" calcext:value-type="float">
            <text:p>1,19669687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837" calcext:value-type="float">
            <text:p>34837</text:p>
          </table:table-cell>
          <table:table-cell office:value-type="float" office:value="235.6442413" calcext:value-type="float">
            <text:p>235,6442413</text:p>
          </table:table-cell>
          <table:table-cell office:value-type="float" office:value="0.00000000597405192" calcext:value-type="float">
            <text:p>5,97E-009</text:p>
          </table:table-cell>
          <table:table-cell office:value-type="float" office:value="1.197889805" calcext:value-type="float">
            <text:p>1,197889805</text:p>
          </table:table-cell>
          <table:table-cell table:style-name="ce3" table:formula="of:=([.E19]-[.E18])/[.E18]" office:value-type="float" office:value="0.000996850600120717" calcext:value-type="float">
            <text:p>0,00099685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8" calcext:value-type="float">
            <text:p>35008</text:p>
          </table:table-cell>
          <table:table-cell office:value-type="float" office:value="222.8953247" calcext:value-type="float">
            <text:p>222,8953247</text:p>
          </table:table-cell>
          <table:table-cell office:value-type="float" office:value="0.000000007689768822" calcext:value-type="float">
            <text:p>7,69E-009</text:p>
          </table:table-cell>
          <table:table-cell office:value-type="float" office:value="1.121505737" calcext:value-type="float">
            <text:p>1,12150573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8" calcext:value-type="float">
            <text:p>35008</text:p>
          </table:table-cell>
          <table:table-cell office:value-type="float" office:value="233.4234924" calcext:value-type="float">
            <text:p>233,4234924</text:p>
          </table:table-cell>
          <table:table-cell office:value-type="float" office:value="0.000000005182716922" calcext:value-type="float">
            <text:p>5,18E-009</text:p>
          </table:table-cell>
          <table:table-cell office:value-type="float" office:value="1.122383714" calcext:value-type="float">
            <text:p>1,122383714</text:p>
          </table:table-cell>
          <table:table-cell table:style-name="ce3" table:formula="of:=([.E21]-[.E20])/[.E20]" office:value-type="float" office:value="0.000782855558410583" calcext:value-type="float">
            <text:p>0,000782855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215" calcext:value-type="float">
            <text:p>35215</text:p>
          </table:table-cell>
          <table:table-cell office:value-type="float" office:value="374.2357788" calcext:value-type="float">
            <text:p>374,2357788</text:p>
          </table:table-cell>
          <table:table-cell office:value-type="float" office:value="0.00000005806290204" calcext:value-type="float">
            <text:p>5,81E-008</text:p>
          </table:table-cell>
          <table:table-cell office:value-type="float" office:value="1.054775357" calcext:value-type="float">
            <text:p>1,05477535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67102879513654" calcext:value-type="float">
            <text:p>0,0005671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4:19.587435626</dc:date>
    <meta:document-statistic meta:table-count="1" meta:cell-count="121" meta:object-count="0"/>
    <meta:generator>LibreOffice/4.1.4.2$Linux_X86_64 LibreOffice_project/410m0$Build-2</meta:generator>
  </office:meta>
</office:document-meta>
</file>